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337cm" draw:marker-start-center="false" draw:marker-end-width="0.337cm" draw:marker-end-center="false" draw:fill="none" draw:fill-color="#99ccff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323cm" fo:min-width="0.679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Courier New1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urier New1" fo:font-size="8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Courier New1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Courier New1" fo:font-size="8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3.469cm" svg:height="0.433cm" svg:x="1.213cm" svg:y="1.029cm">
            <text:p text:style-name="P1"><text:span text:style-name="T1">data (r/w)</text:span></text:p>
          </draw:rect>
          <draw:rect draw:style-name="gr1" draw:text-style-name="P2" draw:layer="layout" svg:width="3.456cm" svg:height="0.431cm" svg:x="1.213cm" svg:y="0.526cm">
            <text:p text:style-name="P1"><text:span text:style-name="T1">sector #</text:span></text:p>
          </draw:rect>
          <draw:frame draw:style-name="gr2" draw:text-style-name="P4" draw:layer="layout" svg:width="1.179cm" svg:height="0.573cm" svg:x="0.017cm" svg:y="0.971cm">
            <draw:text-box>
              <text:p text:style-name="P3"><text:span text:style-name="T2">F824</text:span></text:p>
            </draw:text-box>
          </draw:frame>
          <draw:frame draw:style-name="gr2" draw:text-style-name="P4" draw:layer="layout" svg:width="1.179cm" svg:height="0.573cm" svg:x="0.019cm" svg:y="0.507cm">
            <draw:text-box>
              <text:p text:style-name="P3"><text:span text:style-name="T2">F822</text:span></text:p>
            </draw:text-box>
          </draw:frame>
          <draw:rect draw:style-name="gr1" draw:text-style-name="P2" draw:layer="layout" svg:width="2.218cm" svg:height="0.431cm" svg:x="1.213cm" svg:y="0.032cm">
            <text:p text:style-name="P1"><text:span text:style-name="T1">cmd/status</text:span></text:p>
          </draw:rect>
          <draw:frame draw:style-name="gr2" draw:text-style-name="P4" draw:layer="layout" svg:width="1.179cm" svg:height="0.573cm" svg:x="0.021cm" svg:y="0.023cm">
            <draw:text-box>
              <text:p text:style-name="P3"><text:span text:style-name="T2">F820</text:span></text:p>
            </draw:text-box>
          </draw:frame>
          <draw:rect draw:style-name="gr1" draw:text-style-name="P2" draw:layer="layout" svg:width="1.19cm" svg:height="0.429cm" svg:x="3.48cm" svg:y="0.032cm">
            <text:p text:style-name="P1"><text:span text:style-name="T1"><text:s/></text:span><text:span text:style-name="T1">-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699cm" fo:page-height="1.7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Desnoyers</meta:initial-creator>
    <meta:creation-date>2011-08-09T20:03:52</meta:creation-date>
    <dc:date>2018-08-30T16:22:20.453140124</dc:date>
    <meta:editing-duration>PT14M24S</meta:editing-duration>
    <meta:editing-cycles>5</meta:editing-cycles>
    <meta:generator>NeoOffice/3.2017.4_Professional_Edition$MacOSX_X86_64 NeoOffice_project/0</meta:generator>
    <meta:document-statistic meta:object-count="8"/>
  </office:meta>
</office:document-meta>
</file>